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B000000944EC4CF508F87EE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749" officeooo:paragraph-rsid="00063749"/>
    </style:style>
    <style:style style:name="P2" style:family="paragraph" style:parent-style-name="Standard">
      <style:text-properties officeooo:rsid="00063749" officeooo:paragraph-rsid="000637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de pseudoelementos:</text:p>
      <text:p text:style-name="P1"><draw:frame draw:style-name="fr1" draw:name="Imagen1" text:anchor-type="char" svg:x="0cm" svg:y="0.286cm" svg:width="17cm" svg:height="3.865cm" draw:z-index="0"><draw:image xlink:href="Pictures/100000000000028B000000944EC4CF508F87EE5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8:00:44.192000000</meta:creation-date>
    <dc:date>2024-03-08T18:02:13.314000000</dc:date>
    <meta:editing-duration>PT1M7S</meta:editing-duration>
    <meta:editing-cycles>4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1" meta:word-count="3" meta:character-count="29" meta:non-whitespace-character-count="27"/>
  </office:meta>
</office:document-meta>
</file>